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4.45mm"/>
    </style:style>
    <style:style style:name="co4" style:family="table-column">
      <style:table-column-properties fo:break-before="auto" style:column-width="32.17mm"/>
    </style:style>
    <style:style style:name="co5" style:family="table-column">
      <style:table-column-properties fo:break-before="auto" style:column-width="30.62mm"/>
    </style:style>
    <style:style style:name="co6" style:family="table-column">
      <style:table-column-properties fo:break-before="auto" style:column-width="42.42mm"/>
    </style:style>
    <style:style style:name="co7" style:family="table-column">
      <style:table-column-properties fo:break-before="auto" style:column-width="38.58mm"/>
    </style:style>
    <style:style style:name="co8" style:family="table-column">
      <style:table-column-properties fo:break-before="auto" style:column-width="30.13mm"/>
    </style:style>
    <style:style style:name="co9" style:family="table-column">
      <style:table-column-properties fo:break-before="auto" style:column-width="32.23mm"/>
    </style:style>
    <style:style style:name="co10" style:family="table-column">
      <style:table-column-properties fo:break-before="auto" style:column-width="31.54mm"/>
    </style:style>
    <style:style style:name="co11" style:family="table-column">
      <style:table-column-properties fo:break-before="auto" style:column-width="41.06mm"/>
    </style:style>
    <style:style style:name="co12" style:family="table-column">
      <style:table-column-properties fo:break-before="auto" style:column-width="42.88mm"/>
    </style:style>
    <style:style style:name="co13" style:family="table-column">
      <style:table-column-properties fo:break-before="auto" style:column-width="26.04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11.41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6.51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font-name="Roboto Condensed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style:font-name="Roboto Condensed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Roboto Condensed"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font-name="Roboto Condensed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Roboto Condense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Roboto Condensed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Roboto Condensed"/>
    </style:style>
    <style:style style:name="ce8" style:family="table-cell" style:parent-style-name="Default" style:data-style-name="N0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font-name="Roboto Condensed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/>
      <style:paragraph-properties fo:text-align="center" fo:margin-left="0mm"/>
      <style:text-properties style:font-name="Roboto Condensed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Roboto Condense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7"/>
        <table:table-column table:style-name="co4" table:default-cell-style-name="ce6"/>
        <table:table-column table:style-name="co5" table:default-cell-style-name="ce10"/>
        <table:table-column table:style-name="co6" table:default-cell-style-name="ce10"/>
        <table:table-column table:style-name="co7" table:default-cell-style-name="ce6"/>
        <table:table-column table:style-name="co8" table:default-cell-style-name="ce6"/>
        <table:table-column table:style-name="co4" table:default-cell-style-name="ce6"/>
        <table:table-column table:style-name="co9" table:default-cell-style-name="ce6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6"/>
        <table:table-column table:style-name="co4" table:default-cell-style-name="Default"/>
        <table:table-column table:style-name="co14" table:number-columns-repeated="1006" table:default-cell-style-name="ce6"/>
        <table:table-row table:style-name="ro1">
          <table:table-cell table:style-name="ce1"/>
          <table:table-cell table:style-name="ce4" office:value-type="string" calcext:value-type="string">
            <text:p>Total</text:p>
          </table:table-cell>
          <table:table-cell table:style-name="ce8" office:value-type="string" calcext:value-type="string">
            <text:p>Agricultura %</text:p>
          </table:table-cell>
          <table:table-cell table:style-name="ce4" office:value-type="string" calcext:value-type="string">
            <text:p>Regional policy %</text:p>
          </table:table-cell>
          <table:table-cell table:style-name="ce9" office:value-type="string" calcext:value-type="string">
            <text:p>Research and development %</text:p>
          </table:table-cell>
          <table:table-cell table:style-name="ce9" office:value-type="string" calcext:value-type="string">
            <text:p>Citizenship, freedom, security and justice %</text:p>
          </table:table-cell>
          <table:table-cell table:style-name="ce9" office:value-type="string" calcext:value-type="string">
            <text:p>Actions and programmes outside the EU %</text:p>
          </table:table-cell>
          <table:table-cell table:style-name="ce4" office:value-type="string" calcext:value-type="string">
            <text:p>Administration %</text:p>
          </table:table-cell>
          <table:table-cell table:style-name="ce4" office:value-type="string" calcext:value-type="string">
            <text:p>Agricultura</text:p>
          </table:table-cell>
          <table:table-cell table:style-name="ce4" office:value-type="string" calcext:value-type="string">
            <text:p>Regional policy</text:p>
          </table:table-cell>
          <table:table-cell table:style-name="ce9" office:value-type="string" calcext:value-type="string">
            <text:p>Research and development</text:p>
          </table:table-cell>
          <table:table-cell table:style-name="ce9" office:value-type="string" calcext:value-type="string">
            <text:p>Citizenship, freedom, security and justice</text:p>
          </table:table-cell>
          <table:table-cell table:style-name="ce9" office:value-type="string" calcext:value-type="string">
            <text:p>Actions and programmes outside the EU</text:p>
          </table:table-cell>
          <table:table-cell table:style-name="ce4" office:value-type="string" calcext:value-type="string">
            <text:p>Administration</text:p>
          </table:table-cell>
          <table:table-cell/>
          <table:table-cell table:style-name="ce3" table:number-columns-repeated="1006"/>
        </table:table-row>
        <table:table-row table:style-name="ro2">
          <table:table-cell table:style-name="ce2" office:value-type="string" calcext:value-type="string">
            <text:p>Portugal </text:p>
          </table:table-cell>
          <table:table-cell table:style-name="ce5" office:value-type="float" office:value="2595.4" calcext:value-type="float">
            <text:p>2595.4</text:p>
          </table:table-cell>
          <table:table-cell office:value-type="float" office:value="42.3" calcext:value-type="float">
            <text:p>42.3</text:p>
          </table:table-cell>
          <table:table-cell office:value-type="float" office:value="46.84" calcext:value-type="float">
            <text:p>46.84</text:p>
          </table:table-cell>
          <table:table-cell office:value-type="float" office:value="8.18" calcext:value-type="float">
            <text:p>8.18</text:p>
          </table:table-cell>
          <table:table-cell office:value-type="float" office:value="0.36" calcext:value-type="float">
            <text:p>0.36</text:p>
          </table:table-cell>
          <table:table-cell office:value-type="float" office:value="0.45" calcext:value-type="float">
            <text:p>0.45</text:p>
          </table:table-cell>
          <table:table-cell office:value-type="float" office:value="0.29" calcext:value-type="float">
            <text:p>0.29</text:p>
          </table:table-cell>
          <table:table-cell table:formula="of:=[.$B2] * [.C2] / 100" office:value-type="float" office:value="1097.8542" calcext:value-type="float">
            <text:p>1097.8542</text:p>
          </table:table-cell>
          <table:table-cell table:formula="of:=[.$B2] * [.D2] / 100" office:value-type="float" office:value="1215.68536" calcext:value-type="float">
            <text:p>1215.68536</text:p>
          </table:table-cell>
          <table:table-cell table:style-name="ce6" table:formula="of:=[.$B2] * [.E2] / 100" office:value-type="float" office:value="212.30372" calcext:value-type="float">
            <text:p>212.30372</text:p>
          </table:table-cell>
          <table:table-cell table:style-name="ce6" table:formula="of:=[.$B2] * [.F2] / 100" office:value-type="float" office:value="9.34344" calcext:value-type="float">
            <text:p>9.34344</text:p>
          </table:table-cell>
          <table:table-cell table:style-name="ce6" table:formula="of:=[.$B2] * [.G2] / 100" office:value-type="float" office:value="11.6793" calcext:value-type="float">
            <text:p>11.6793</text:p>
          </table:table-cell>
          <table:table-cell table:formula="of:=[.$B2] * [.H2] / 100" office:value-type="float" office:value="7.52666" calcext:value-type="float">
            <text:p>7.52666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España</text:p>
          </table:table-cell>
          <table:table-cell office:value-type="float" office:value="13695.7" calcext:value-type="float">
            <text:p>13695.7</text:p>
          </table:table-cell>
          <table:table-cell office:value-type="float" office:value="49.39" calcext:value-type="float">
            <text:p>49.39</text:p>
          </table:table-cell>
          <table:table-cell office:value-type="float" office:value="39.85" calcext:value-type="float">
            <text:p>39.85</text:p>
          </table:table-cell>
          <table:table-cell table:number-columns-repeated="2" office:value-type="float" office:value="8.91" calcext:value-type="float">
            <text:p>8.9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formula="of:=[.$B3] * [.C3] / 100" office:value-type="float" office:value="6764.30623" calcext:value-type="float">
            <text:p>6764.30623</text:p>
          </table:table-cell>
          <table:table-cell table:formula="of:=[.$B3] * [.D3] / 100" office:value-type="float" office:value="5457.73645" calcext:value-type="float">
            <text:p>5457.73645</text:p>
          </table:table-cell>
          <table:table-cell table:style-name="ce6" table:formula="of:=[.$B3] * [.E3] / 100" office:value-type="float" office:value="1220.28687" calcext:value-type="float">
            <text:p>1220.28687</text:p>
          </table:table-cell>
          <table:table-cell table:style-name="ce6" table:formula="of:=[.$B3] * [.F3] / 100" office:value-type="float" office:value="1220.28687" calcext:value-type="float">
            <text:p>1220.28687</text:p>
          </table:table-cell>
          <table:table-cell table:style-name="ce6" table:formula="of:=[.$B3] * [.G3] / 100" office:value-type="float" office:value="0" calcext:value-type="float">
            <text:p>0</text:p>
          </table:table-cell>
          <table:table-cell table:formula="of:=[.$B3] * [.H3] / 100" office:value-type="float" office:value="95.8699" calcext:value-type="float">
            <text:p>95.8699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Francia</text:p>
          </table:table-cell>
          <table:table-cell office:value-type="float" office:value="14468.4" calcext:value-type="float">
            <text:p>14468.4</text:p>
          </table:table-cell>
          <table:table-cell office:value-type="float" office:value="62.42" calcext:value-type="float">
            <text:p>62.42</text:p>
          </table:table-cell>
          <table:table-cell office:value-type="float" office:value="18.46" calcext:value-type="float">
            <text:p>18.46</text:p>
          </table:table-cell>
          <table:table-cell office:value-type="float" office:value="15.35" calcext:value-type="float">
            <text:p>15.35</text:p>
          </table:table-cell>
          <table:table-cell office:value-type="float" office:value="1.31" calcext:value-type="float">
            <text:p>1.31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table:formula="of:=[.$B4] * [.C4] / 100" office:value-type="float" office:value="9031.17528" calcext:value-type="float">
            <text:p>9031.17528</text:p>
          </table:table-cell>
          <table:table-cell table:formula="of:=[.$B4] * [.D4] / 100" office:value-type="float" office:value="2670.86664" calcext:value-type="float">
            <text:p>2670.86664</text:p>
          </table:table-cell>
          <table:table-cell table:style-name="ce6" table:formula="of:=[.$B4] * [.E4] / 100" office:value-type="float" office:value="2220.8994" calcext:value-type="float">
            <text:p>2220.8994</text:p>
          </table:table-cell>
          <table:table-cell table:style-name="ce6" table:formula="of:=[.$B4] * [.F4] / 100" office:value-type="float" office:value="189.53604" calcext:value-type="float">
            <text:p>189.53604</text:p>
          </table:table-cell>
          <table:table-cell table:style-name="ce6" table:formula="of:=[.$B4] * [.G4] / 100" office:value-type="float" office:value="0" calcext:value-type="float">
            <text:p>0</text:p>
          </table:table-cell>
          <table:table-cell table:formula="of:=[.$B4] * [.H4] / 100" office:value-type="float" office:value="328.43268" calcext:value-type="float">
            <text:p>328.43268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UK</text:p>
          </table:table-cell>
          <table:table-cell office:value-type="float" office:value="7457.6" calcext:value-type="float">
            <text:p>7457.6</text:p>
          </table:table-cell>
          <table:table-cell office:value-type="float" office:value="50.8" calcext:value-type="float">
            <text:p>50.8</text:p>
          </table:table-cell>
          <table:table-cell office:value-type="float" office:value="23.9" calcext:value-type="float">
            <text:p>23.9</text:p>
          </table:table-cell>
          <table:table-cell office:value-type="float" office:value="21.31" calcext:value-type="float">
            <text:p>21.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table:formula="of:=[.$B5] * [.C5] / 100" office:value-type="float" office:value="3788.4608" calcext:value-type="float">
            <text:p>3788.4608</text:p>
          </table:table-cell>
          <table:table-cell table:formula="of:=[.$B5] * [.D5] / 100" office:value-type="float" office:value="1782.3664" calcext:value-type="float">
            <text:p>1782.3664</text:p>
          </table:table-cell>
          <table:table-cell table:style-name="ce6" table:formula="of:=[.$B5] * [.E5] / 100" office:value-type="float" office:value="1589.21456" calcext:value-type="float">
            <text:p>1589.21456</text:p>
          </table:table-cell>
          <table:table-cell table:style-name="ce6" table:formula="of:=[.$B5] * [.F5] / 100" office:value-type="float" office:value="149.152" calcext:value-type="float">
            <text:p>149.152</text:p>
          </table:table-cell>
          <table:table-cell table:style-name="ce6" table:formula="of:=[.$B5] * [.G5] / 100" office:value-type="float" office:value="0" calcext:value-type="float">
            <text:p>0</text:p>
          </table:table-cell>
          <table:table-cell table:formula="of:=[.$B5] * [.H5] / 100" office:value-type="float" office:value="147.66048" calcext:value-type="float">
            <text:p>147.66048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Irlanda</text:p>
          </table:table-cell>
          <table:table-cell office:value-type="float" office:value="2008.6" calcext:value-type="float">
            <text:p>2008.6</text:p>
          </table:table-cell>
          <table:table-cell office:value-type="float" office:value="80.56" calcext:value-type="float">
            <text:p>80.56</text:p>
          </table:table-cell>
          <table:table-cell office:value-type="float" office:value="6.43" calcext:value-type="float">
            <text:p>6.43</text:p>
          </table:table-cell>
          <table:table-cell office:value-type="float" office:value="9.67" calcext:value-type="float">
            <text:p>9.67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2.37" calcext:value-type="float">
            <text:p>2.37</text:p>
          </table:table-cell>
          <table:table-cell table:formula="of:=[.$B6] * [.C6] / 100" office:value-type="float" office:value="1618.12816" calcext:value-type="float">
            <text:p>1618.12816</text:p>
          </table:table-cell>
          <table:table-cell table:formula="of:=[.$B6] * [.D6] / 100" office:value-type="float" office:value="129.15298" calcext:value-type="float">
            <text:p>129.15298</text:p>
          </table:table-cell>
          <table:table-cell table:style-name="ce6" table:formula="of:=[.$B6] * [.E6] / 100" office:value-type="float" office:value="194.23162" calcext:value-type="float">
            <text:p>194.23162</text:p>
          </table:table-cell>
          <table:table-cell table:style-name="ce6" table:formula="of:=[.$B6] * [.F6] / 100" office:value-type="float" office:value="18.88084" calcext:value-type="float">
            <text:p>18.88084</text:p>
          </table:table-cell>
          <table:table-cell table:style-name="ce6" table:formula="of:=[.$B6] * [.G6] / 100" office:value-type="float" office:value="0" calcext:value-type="float">
            <text:p>0</text:p>
          </table:table-cell>
          <table:table-cell table:formula="of:=[.$B6] * [.H6] / 100" office:value-type="float" office:value="47.60382" calcext:value-type="float">
            <text:p>47.60382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Italia</text:p>
          </table:table-cell>
          <table:table-cell office:value-type="float" office:value="12338.5" calcext:value-type="float">
            <text:p>12338.5</text:p>
          </table:table-cell>
          <table:table-cell office:value-type="float" office:value="44.36" calcext:value-type="float">
            <text:p>44.36</text:p>
          </table:table-cell>
          <table:table-cell office:value-type="float" office:value="42.3" calcext:value-type="float">
            <text:p>42.3</text:p>
          </table:table-cell>
          <table:table-cell office:value-type="float" office:value="8.59" calcext:value-type="float">
            <text:p>8.59</text:p>
          </table:table-cell>
          <table:table-cell office:value-type="float" office:value="2.03" calcext:value-type="float">
            <text:p>2.03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formula="of:=[.$B7] * [.C7] / 100" office:value-type="float" office:value="5473.3586" calcext:value-type="float">
            <text:p>5473.3586</text:p>
          </table:table-cell>
          <table:table-cell table:formula="of:=[.$B7] * [.D7] / 100" office:value-type="float" office:value="5219.1855" calcext:value-type="float">
            <text:p>5219.1855</text:p>
          </table:table-cell>
          <table:table-cell table:style-name="ce6" table:formula="of:=[.$B7] * [.E7] / 100" office:value-type="float" office:value="1059.87715" calcext:value-type="float">
            <text:p>1059.87715</text:p>
          </table:table-cell>
          <table:table-cell table:style-name="ce6" table:formula="of:=[.$B7] * [.F7] / 100" office:value-type="float" office:value="250.47155" calcext:value-type="float">
            <text:p>250.47155</text:p>
          </table:table-cell>
          <table:table-cell table:style-name="ce6" table:formula="of:=[.$B7] * [.G7] / 100" office:value-type="float" office:value="0" calcext:value-type="float">
            <text:p>0</text:p>
          </table:table-cell>
          <table:table-cell table:formula="of:=[.$B7] * [.H7] / 100" office:value-type="float" office:value="259.1085" calcext:value-type="float">
            <text:p>259.1085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Luxemburgo</text:p>
          </table:table-cell>
          <table:table-cell office:value-type="float" office:value="1649.4" calcext:value-type="float">
            <text:p>1649.4</text:p>
          </table:table-cell>
          <table:table-cell office:value-type="float" office:value="3.39" calcext:value-type="float">
            <text:p>3.39</text:p>
          </table:table-cell>
          <table:table-cell office:value-type="float" office:value="0.9" calcext:value-type="float">
            <text:p>0.9</text:p>
          </table:table-cell>
          <table:table-cell office:value-type="float" office:value="10.63" calcext:value-type="float">
            <text:p>10.6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</text:p>
          </table:table-cell>
          <table:table-cell office:value-type="float" office:value="83.73" calcext:value-type="float">
            <text:p>83.73</text:p>
          </table:table-cell>
          <table:table-cell table:formula="of:=[.$B8] * [.C8] / 100" office:value-type="float" office:value="55.91466" calcext:value-type="float">
            <text:p>55.91466</text:p>
          </table:table-cell>
          <table:table-cell table:formula="of:=[.$B8] * [.D8] / 100" office:value-type="float" office:value="14.8446" calcext:value-type="float">
            <text:p>14.8446</text:p>
          </table:table-cell>
          <table:table-cell table:style-name="ce6" table:formula="of:=[.$B8] * [.E8] / 100" office:value-type="float" office:value="175.33122" calcext:value-type="float">
            <text:p>175.33122</text:p>
          </table:table-cell>
          <table:table-cell table:style-name="ce6" table:formula="of:=[.$B8] * [.F8] / 100" office:value-type="float" office:value="22.10196" calcext:value-type="float">
            <text:p>22.10196</text:p>
          </table:table-cell>
          <table:table-cell table:style-name="ce6" table:formula="of:=[.$B8] * [.G8] / 100" office:value-type="float" office:value="0" calcext:value-type="float">
            <text:p>0</text:p>
          </table:table-cell>
          <table:table-cell table:formula="of:=[.$B8] * [.H8] / 100" office:value-type="float" office:value="1381.04262" calcext:value-type="float">
            <text:p>1381.04262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Grecia</text:p>
          </table:table-cell>
          <table:table-cell office:value-type="float" office:value="6209.7" calcext:value-type="float">
            <text:p>6209.7</text:p>
          </table:table-cell>
          <table:table-cell office:value-type="float" office:value="44.68" calcext:value-type="float">
            <text:p>44.68</text:p>
          </table:table-cell>
          <table:table-cell office:value-type="float" office:value="49.4" calcext:value-type="float">
            <text:p>49.4</text:p>
          </table:table-cell>
          <table:table-cell office:value-type="float" office:value="4.1" calcext:value-type="float">
            <text:p>4.1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formula="of:=[.$B9] * [.C9] / 100" office:value-type="float" office:value="2774.49396" calcext:value-type="float">
            <text:p>2774.49396</text:p>
          </table:table-cell>
          <table:table-cell table:formula="of:=[.$B9] * [.D9] / 100" office:value-type="float" office:value="3067.5918" calcext:value-type="float">
            <text:p>3067.5918</text:p>
          </table:table-cell>
          <table:table-cell table:style-name="ce6" table:formula="of:=[.$B9] * [.E9] / 100" office:value-type="float" office:value="254.5977" calcext:value-type="float">
            <text:p>254.5977</text:p>
          </table:table-cell>
          <table:table-cell table:style-name="ce6" table:formula="of:=[.$B9] * [.F9] / 100" office:value-type="float" office:value="63.95991" calcext:value-type="float">
            <text:p>63.95991</text:p>
          </table:table-cell>
          <table:table-cell table:style-name="ce6" table:formula="of:=[.$B9] * [.G9] / 100" office:value-type="float" office:value="0" calcext:value-type="float">
            <text:p>0</text:p>
          </table:table-cell>
          <table:table-cell table:formula="of:=[.$B9] * [.H9] / 100" office:value-type="float" office:value="29.18559" calcext:value-type="float">
            <text:p>29.18559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hipre</text:p>
          </table:table-cell>
          <table:table-cell office:value-type="float" office:value="203.3" calcext:value-type="float">
            <text:p>203.3</text:p>
          </table:table-cell>
          <table:table-cell office:value-type="float" office:value="40.78" calcext:value-type="float">
            <text:p>40.78</text:p>
          </table:table-cell>
          <table:table-cell office:value-type="float" office:value="30.67" calcext:value-type="float">
            <text:p>30.67</text:p>
          </table:table-cell>
          <table:table-cell office:value-type="float" office:value="18.03" calcext:value-type="float">
            <text:p>18.03</text:p>
          </table:table-cell>
          <table:table-cell office:value-type="float" office:value="6.8" calcext:value-type="float">
            <text:p>6.8</text:p>
          </table:table-cell>
          <table:table-cell office:value-type="float" office:value="0.04" calcext:value-type="float">
            <text:p>0.04</text:p>
          </table:table-cell>
          <table:table-cell office:value-type="float" office:value="3.69" calcext:value-type="float">
            <text:p>3.69</text:p>
          </table:table-cell>
          <table:table-cell table:formula="of:=[.$B10] * [.C10] / 100" office:value-type="float" office:value="82.90574" calcext:value-type="float">
            <text:p>82.90574</text:p>
          </table:table-cell>
          <table:table-cell table:formula="of:=[.$B10] * [.D10] / 100" office:value-type="float" office:value="62.35211" calcext:value-type="float">
            <text:p>62.35211</text:p>
          </table:table-cell>
          <table:table-cell table:style-name="ce6" table:formula="of:=[.$B10] * [.E10] / 100" office:value-type="float" office:value="36.65499" calcext:value-type="float">
            <text:p>36.65499</text:p>
          </table:table-cell>
          <table:table-cell table:style-name="ce6" table:formula="of:=[.$B10] * [.F10] / 100" office:value-type="float" office:value="13.8244" calcext:value-type="float">
            <text:p>13.8244</text:p>
          </table:table-cell>
          <table:table-cell table:style-name="ce6" table:formula="of:=[.$B10] * [.G10] / 100" office:value-type="float" office:value="0.08132" calcext:value-type="float">
            <text:p>0.08132</text:p>
          </table:table-cell>
          <table:table-cell table:formula="of:=[.$B10] * [.H10] / 100" office:value-type="float" office:value="7.50177" calcext:value-type="float">
            <text:p>7.50177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ulgaria</text:p>
          </table:table-cell>
          <table:table-cell office:value-type="float" office:value="2729.5" calcext:value-type="float">
            <text:p>2729.5</text:p>
          </table:table-cell>
          <table:table-cell office:value-type="float" office:value="40.7" calcext:value-type="float">
            <text:p>40.7</text:p>
          </table:table-cell>
          <table:table-cell office:value-type="float" office:value="52.1" calcext:value-type="float">
            <text:p>52.1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table:formula="of:=[.$B11] * [.C11] / 100" office:value-type="float" office:value="1110.9065" calcext:value-type="float">
            <text:p>1110.9065</text:p>
          </table:table-cell>
          <table:table-cell table:formula="of:=[.$B11] * [.D11] / 100" office:value-type="float" office:value="1422.0695" calcext:value-type="float">
            <text:p>1422.0695</text:p>
          </table:table-cell>
          <table:table-cell table:style-name="ce6" table:formula="of:=[.$B11] * [.E11] / 100" office:value-type="float" office:value="120.098" calcext:value-type="float">
            <text:p>120.098</text:p>
          </table:table-cell>
          <table:table-cell table:style-name="ce6" table:formula="of:=[.$B11] * [.F11] / 100" office:value-type="float" office:value="30.0245" calcext:value-type="float">
            <text:p>30.0245</text:p>
          </table:table-cell>
          <table:table-cell table:style-name="ce6" table:formula="of:=[.$B11] * [.G11] / 100" office:value-type="float" office:value="30.0245" calcext:value-type="float">
            <text:p>30.0245</text:p>
          </table:table-cell>
          <table:table-cell table:formula="of:=[.$B11] * [.H11] / 100" office:value-type="float" office:value="16.377" calcext:value-type="float">
            <text:p>16.377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Rumania</text:p>
          </table:table-cell>
          <table:table-cell office:value-type="float" office:value="6538" calcext:value-type="float">
            <text:p>6538</text:p>
          </table:table-cell>
          <table:table-cell office:value-type="float" office:value="45.7" calcext:value-type="float">
            <text:p>45.7</text:p>
          </table:table-cell>
          <table:table-cell office:value-type="float" office:value="51.89" calcext:value-type="float">
            <text:p>51.89</text:p>
          </table:table-cell>
          <table:table-cell office:value-type="float" office:value="1.18" calcext:value-type="float">
            <text:p>1.18</text:p>
          </table:table-cell>
          <table:table-cell office:value-type="float" office:value="0.36" calcext:value-type="float">
            <text:p>0.36</text:p>
          </table:table-cell>
          <table:table-cell office:value-type="float" office:value="0.45" calcext:value-type="float">
            <text:p>0.45</text:p>
          </table:table-cell>
          <table:table-cell office:value-type="float" office:value="0.29" calcext:value-type="float">
            <text:p>0.29</text:p>
          </table:table-cell>
          <table:table-cell table:formula="of:=[.$B12] * [.C12] / 100" office:value-type="float" office:value="2987.866" calcext:value-type="float">
            <text:p>2987.866</text:p>
          </table:table-cell>
          <table:table-cell table:formula="of:=[.$B12] * [.D12] / 100" office:value-type="float" office:value="3392.5682" calcext:value-type="float">
            <text:p>3392.5682</text:p>
          </table:table-cell>
          <table:table-cell table:style-name="ce6" table:formula="of:=[.$B12] * [.E12] / 100" office:value-type="float" office:value="77.1484" calcext:value-type="float">
            <text:p>77.1484</text:p>
          </table:table-cell>
          <table:table-cell table:style-name="ce6" table:formula="of:=[.$B12] * [.F12] / 100" office:value-type="float" office:value="23.5368" calcext:value-type="float">
            <text:p>23.5368</text:p>
          </table:table-cell>
          <table:table-cell table:style-name="ce6" table:formula="of:=[.$B12] * [.G12] / 100" office:value-type="float" office:value="29.421" calcext:value-type="float">
            <text:p>29.421</text:p>
          </table:table-cell>
          <table:table-cell table:formula="of:=[.$B12] * [.H12] / 100" office:value-type="float" office:value="18.9602" calcext:value-type="float">
            <text:p>18.9602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Hungría</text:p>
          </table:table-cell>
          <table:table-cell table:style-name="ce7" office:value-type="float" office:value="5629.1" calcext:value-type="float">
            <text:p>5629.1</text:p>
          </table:table-cell>
          <table:table-cell office:value-type="float" office:value="31.82" calcext:value-type="float">
            <text:p>31.82</text:p>
          </table:table-cell>
          <table:table-cell table:style-name="ce7" office:value-type="float" office:value="65.61" calcext:value-type="float">
            <text:p>65.61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0.11" calcext:value-type="float">
            <text:p>0.11</text:p>
          </table:table-cell>
          <table:table-cell table:style-name="ce7" office:value-type="float" office:value="0.26" calcext:value-type="float">
            <text:p>0.26</text:p>
          </table:table-cell>
          <table:table-cell table:formula="of:=[.$B13] * [.C13] / 100" office:value-type="float" office:value="1791.17962" calcext:value-type="float">
            <text:p>1791.17962</text:p>
          </table:table-cell>
          <table:table-cell table:formula="of:=[.$B13] * [.D13] / 100" office:value-type="float" office:value="3693.25251" calcext:value-type="float">
            <text:p>3693.25251</text:p>
          </table:table-cell>
          <table:table-cell table:style-name="ce6" table:formula="of:=[.$B13] * [.E13] / 100" office:value-type="float" office:value="81.62195" calcext:value-type="float">
            <text:p>81.62195</text:p>
          </table:table-cell>
          <table:table-cell table:style-name="ce6" table:formula="of:=[.$B13] * [.F13] / 100" office:value-type="float" office:value="42.21825" calcext:value-type="float">
            <text:p>42.21825</text:p>
          </table:table-cell>
          <table:table-cell table:style-name="ce6" table:formula="of:=[.$B13] * [.G13] / 100" office:value-type="float" office:value="6.19201" calcext:value-type="float">
            <text:p>6.19201</text:p>
          </table:table-cell>
          <table:table-cell table:formula="of:=[.$B13] * [.H13] / 100" office:value-type="float" office:value="14.63566" calcext:value-type="float">
            <text:p>14.63566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Croacia</text:p>
          </table:table-cell>
          <table:table-cell table:style-name="ce7" office:value-type="float" office:value="604.6" calcext:value-type="float">
            <text:p>604.6</text:p>
          </table:table-cell>
          <table:table-cell office:value-type="float" office:value="42.67" calcext:value-type="float">
            <text:p>42.67</text:p>
          </table:table-cell>
          <table:table-cell table:style-name="ce7" office:value-type="float" office:value="36.82" calcext:value-type="float">
            <text:p>36.82</text:p>
          </table:table-cell>
          <table:table-cell table:style-name="ce7" office:value-type="float" office:value="5.37" calcext:value-type="float">
            <text:p>5.37</text:p>
          </table:table-cell>
          <table:table-cell table:style-name="ce7" office:value-type="float" office:value="3.1" calcext:value-type="float">
            <text:p>3.1</text:p>
          </table:table-cell>
          <table:table-cell table:style-name="ce7" office:value-type="float" office:value="7.67" calcext:value-type="float">
            <text:p>7.67</text:p>
          </table:table-cell>
          <table:table-cell table:style-name="ce7" office:value-type="float" office:value="1.46" calcext:value-type="float">
            <text:p>1.46</text:p>
          </table:table-cell>
          <table:table-cell table:formula="of:=[.$B14] * [.C14] / 100" office:value-type="float" office:value="257.98282" calcext:value-type="float">
            <text:p>257.98282</text:p>
          </table:table-cell>
          <table:table-cell table:formula="of:=[.$B14] * [.D14] / 100" office:value-type="float" office:value="222.61372" calcext:value-type="float">
            <text:p>222.61372</text:p>
          </table:table-cell>
          <table:table-cell table:style-name="ce6" table:formula="of:=[.$B14] * [.E14] / 100" office:value-type="float" office:value="32.46702" calcext:value-type="float">
            <text:p>32.46702</text:p>
          </table:table-cell>
          <table:table-cell table:style-name="ce6" table:formula="of:=[.$B14] * [.F14] / 100" office:value-type="float" office:value="18.7426" calcext:value-type="float">
            <text:p>18.7426</text:p>
          </table:table-cell>
          <table:table-cell table:style-name="ce6" table:formula="of:=[.$B14] * [.G14] / 100" office:value-type="float" office:value="46.37282" calcext:value-type="float">
            <text:p>46.37282</text:p>
          </table:table-cell>
          <table:table-cell table:formula="of:=[.$B14] * [.H14] / 100" office:value-type="float" office:value="8.82716" calcext:value-type="float">
            <text:p>8.82716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Eslovenia</text:p>
          </table:table-cell>
          <table:table-cell table:style-name="ce7" office:value-type="float" office:value="939.9" calcext:value-type="float">
            <text:p>939.9</text:p>
          </table:table-cell>
          <table:table-cell office:value-type="float" office:value="20.35" calcext:value-type="float">
            <text:p>20.35</text:p>
          </table:table-cell>
          <table:table-cell table:style-name="ce7" office:value-type="float" office:value="66.44" calcext:value-type="float">
            <text:p>66.44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2.07" calcext:value-type="float">
            <text:p>2.07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.93" calcext:value-type="float">
            <text:p>0.93</text:p>
          </table:table-cell>
          <table:table-cell table:formula="of:=[.$B15] * [.C15] / 100" office:value-type="float" office:value="191.26965" calcext:value-type="float">
            <text:p>191.26965</text:p>
          </table:table-cell>
          <table:table-cell table:formula="of:=[.$B15] * [.D15] / 100" office:value-type="float" office:value="624.46956" calcext:value-type="float">
            <text:p>624.46956</text:p>
          </table:table-cell>
          <table:table-cell table:style-name="ce6" table:formula="of:=[.$B15] * [.E15] / 100" office:value-type="float" office:value="76.22589" calcext:value-type="float">
            <text:p>76.22589</text:p>
          </table:table-cell>
          <table:table-cell table:style-name="ce6" table:formula="of:=[.$B15] * [.F15] / 100" office:value-type="float" office:value="19.45593" calcext:value-type="float">
            <text:p>19.45593</text:p>
          </table:table-cell>
          <table:table-cell table:style-name="ce6" table:formula="of:=[.$B15] * [.G15] / 100" office:value-type="float" office:value="1.40985" calcext:value-type="float">
            <text:p>1.40985</text:p>
          </table:table-cell>
          <table:table-cell table:formula="of:=[.$B15] * [.H15] / 100" office:value-type="float" office:value="8.74107" calcext:value-type="float">
            <text:p>8.74107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Austria</text:p>
          </table:table-cell>
          <table:table-cell table:style-name="ce7" office:value-type="float" office:value="1787.4" calcext:value-type="float">
            <text:p>1787.4</text:p>
          </table:table-cell>
          <table:table-cell office:value-type="float" office:value="64.05" calcext:value-type="float">
            <text:p>64.0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17.18" calcext:value-type="float">
            <text:p>17.18</text:p>
          </table:table-cell>
          <table:table-cell table:style-name="ce7" office:value-type="float" office:value="2.79" calcext:value-type="float">
            <text:p>2.7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28" calcext:value-type="float">
            <text:p>1.28</text:p>
          </table:table-cell>
          <table:table-cell table:formula="of:=[.$B16] * [.C16] / 100" office:value-type="float" office:value="1144.8297" calcext:value-type="float">
            <text:p>1144.8297</text:p>
          </table:table-cell>
          <table:table-cell table:formula="of:=[.$B16] * [.D16] / 100" office:value-type="float" office:value="262.7478" calcext:value-type="float">
            <text:p>262.7478</text:p>
          </table:table-cell>
          <table:table-cell table:style-name="ce6" table:formula="of:=[.$B16] * [.E16] / 100" office:value-type="float" office:value="307.07532" calcext:value-type="float">
            <text:p>307.07532</text:p>
          </table:table-cell>
          <table:table-cell table:style-name="ce6" table:formula="of:=[.$B16] * [.F16] / 100" office:value-type="float" office:value="49.86846" calcext:value-type="float">
            <text:p>49.86846</text:p>
          </table:table-cell>
          <table:table-cell table:style-name="ce6" table:formula="of:=[.$B16] * [.G16] / 100" office:value-type="float" office:value="0" calcext:value-type="float">
            <text:p>0</text:p>
          </table:table-cell>
          <table:table-cell table:formula="of:=[.$B16] * [.H16] / 100" office:value-type="float" office:value="22.87872" calcext:value-type="float">
            <text:p>22.87872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Alemania</text:p>
          </table:table-cell>
          <table:table-cell table:style-name="ce7" office:value-type="float" office:value="11013.3" calcext:value-type="float">
            <text:p>11013.3</text:p>
          </table:table-cell>
          <table:table-cell office:value-type="float" office:value="54.85" calcext:value-type="float">
            <text:p>54.85</text:p>
          </table:table-cell>
          <table:table-cell table:style-name="ce7" office:value-type="float" office:value="24.55" calcext:value-type="float">
            <text:p>24.55</text:p>
          </table:table-cell>
          <table:table-cell table:style-name="ce7" office:value-type="float" office:value="17.37" calcext:value-type="float">
            <text:p>17.37</text:p>
          </table:table-cell>
          <table:table-cell table:style-name="ce7" office:value-type="float" office:value="1.34" calcext:value-type="float">
            <text:p>1.3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88" calcext:value-type="float">
            <text:p>1.88</text:p>
          </table:table-cell>
          <table:table-cell table:formula="of:=[.$B17] * [.C17] / 100" office:value-type="float" office:value="6040.79505" calcext:value-type="float">
            <text:p>6040.79505</text:p>
          </table:table-cell>
          <table:table-cell table:formula="of:=[.$B17] * [.D17] / 100" office:value-type="float" office:value="2703.76515" calcext:value-type="float">
            <text:p>2703.76515</text:p>
          </table:table-cell>
          <table:table-cell table:style-name="ce6" table:formula="of:=[.$B17] * [.E17] / 100" office:value-type="float" office:value="1913.01021" calcext:value-type="float">
            <text:p>1913.01021</text:p>
          </table:table-cell>
          <table:table-cell table:style-name="ce6" table:formula="of:=[.$B17] * [.F17] / 100" office:value-type="float" office:value="147.57822" calcext:value-type="float">
            <text:p>147.57822</text:p>
          </table:table-cell>
          <table:table-cell table:style-name="ce6" table:formula="of:=[.$B17] * [.G17] / 100" office:value-type="float" office:value="0" calcext:value-type="float">
            <text:p>0</text:p>
          </table:table-cell>
          <table:table-cell table:formula="of:=[.$B17] * [.H17] / 100" office:value-type="float" office:value="207.05004" calcext:value-type="float">
            <text:p>207.05004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Dinamarca</text:p>
          </table:table-cell>
          <table:table-cell table:style-name="ce7" office:value-type="float" office:value="1528.6" calcext:value-type="float">
            <text:p>1528.6</text:p>
          </table:table-cell>
          <table:table-cell office:value-type="float" office:value="70.26" calcext:value-type="float">
            <text:p>70.26</text:p>
          </table:table-cell>
          <table:table-cell table:style-name="ce7" office:value-type="float" office:value="6.72" calcext:value-type="float">
            <text:p>6.72</text:p>
          </table:table-cell>
          <table:table-cell table:style-name="ce7" office:value-type="float" office:value="18.68" calcext:value-type="float">
            <text:p>18.68</text:p>
          </table:table-cell>
          <table:table-cell table:style-name="ce7" office:value-type="float" office:value="0.83" calcext:value-type="float">
            <text:p>0.8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5" calcext:value-type="float">
            <text:p>3.5</text:p>
          </table:table-cell>
          <table:table-cell table:formula="of:=[.$B18] * [.C18] / 100" office:value-type="float" office:value="1073.99436" calcext:value-type="float">
            <text:p>1073.99436</text:p>
          </table:table-cell>
          <table:table-cell table:formula="of:=[.$B18] * [.D18] / 100" office:value-type="float" office:value="102.72192" calcext:value-type="float">
            <text:p>102.72192</text:p>
          </table:table-cell>
          <table:table-cell table:style-name="ce6" table:formula="of:=[.$B18] * [.E18] / 100" office:value-type="float" office:value="285.54248" calcext:value-type="float">
            <text:p>285.54248</text:p>
          </table:table-cell>
          <table:table-cell table:style-name="ce6" table:formula="of:=[.$B18] * [.F18] / 100" office:value-type="float" office:value="12.68738" calcext:value-type="float">
            <text:p>12.68738</text:p>
          </table:table-cell>
          <table:table-cell table:style-name="ce6" table:formula="of:=[.$B18] * [.G18] / 100" office:value-type="float" office:value="0" calcext:value-type="float">
            <text:p>0</text:p>
          </table:table-cell>
          <table:table-cell table:formula="of:=[.$B18] * [.H18] / 100" office:value-type="float" office:value="53.501" calcext:value-type="float">
            <text:p>53.501</text:p>
          </table:table-cell>
          <table:table-cell table:style-name="ce7"/>
          <table:table-cell table:number-columns-repeated="1006"/>
        </table:table-row>
        <table:table-row table:style-name="ro3">
          <table:table-cell table:style-name="ce2" office:value-type="string" calcext:value-type="string">
            <text:p>Holanda</text:p>
          </table:table-cell>
          <table:table-cell table:style-name="ce7" office:value-type="float" office:value="2359.2" calcext:value-type="float">
            <text:p>2359.2</text:p>
          </table:table-cell>
          <table:table-cell office:value-type="float" office:value="38.8" calcext:value-type="float">
            <text:p>38.8</text:p>
          </table:table-cell>
          <table:table-cell table:style-name="ce7" office:value-type="float" office:value="8.32" calcext:value-type="float">
            <text:p>8.32</text:p>
          </table:table-cell>
          <table:table-cell table:style-name="ce7" office:value-type="float" office:value="40.8" calcext:value-type="float">
            <text:p>40.8</text:p>
          </table:table-cell>
          <table:table-cell table:style-name="ce7" office:value-type="float" office:value="7.91" calcext:value-type="float">
            <text:p>7.9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17" calcext:value-type="float">
            <text:p>4.17</text:p>
          </table:table-cell>
          <table:table-cell table:formula="of:=[.$B19] * [.C19] / 100" office:value-type="float" office:value="915.3696" calcext:value-type="float">
            <text:p>915.3696</text:p>
          </table:table-cell>
          <table:table-cell table:formula="of:=[.$B19] * [.D19] / 100" office:value-type="float" office:value="196.28544" calcext:value-type="float">
            <text:p>196.28544</text:p>
          </table:table-cell>
          <table:table-cell table:style-name="ce6" table:formula="of:=[.$B19] * [.E19] / 100" office:value-type="float" office:value="962.5536" calcext:value-type="float">
            <text:p>962.5536</text:p>
          </table:table-cell>
          <table:table-cell table:style-name="ce6" table:formula="of:=[.$B19] * [.F19] / 100" office:value-type="float" office:value="186.61272" calcext:value-type="float">
            <text:p>186.61272</text:p>
          </table:table-cell>
          <table:table-cell table:style-name="ce6" table:formula="of:=[.$B19] * [.G19] / 100" office:value-type="float" office:value="0" calcext:value-type="float">
            <text:p>0</text:p>
          </table:table-cell>
          <table:table-cell table:formula="of:=[.$B19] * [.H19] / 100" office:value-type="float" office:value="98.37864" calcext:value-type="float">
            <text:p>98.37864</text:p>
          </table:table-cell>
          <table:table-cell table:style-name="ce7"/>
          <table:table-cell table:number-columns-repeated="1006"/>
        </table:table-row>
        <table:table-row table:style-name="ro3">
          <table:table-cell table:style-name="ce2" office:value-type="string" calcext:value-type="string">
            <text:p>Bélgica</text:p>
          </table:table-cell>
          <table:table-cell table:style-name="ce7" office:value-type="float" office:value="6951.9" calcext:value-type="float">
            <text:p>6951.9</text:p>
          </table:table-cell>
          <table:table-cell office:value-type="float" office:value="9.45" calcext:value-type="float">
            <text:p>9.45</text:p>
          </table:table-cell>
          <table:table-cell table:style-name="ce7" office:value-type="float" office:value="5.93" calcext:value-type="float">
            <text:p>5.93</text:p>
          </table:table-cell>
          <table:table-cell table:style-name="ce7" office:value-type="float" office:value="16.62" calcext:value-type="float">
            <text:p>16.62</text:p>
          </table:table-cell>
          <table:table-cell table:style-name="ce7" office:value-type="float" office:value="2.92" calcext:value-type="float">
            <text:p>2.9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5.04" calcext:value-type="float">
            <text:p>65.04</text:p>
          </table:table-cell>
          <table:table-cell table:formula="of:=[.$B20] * [.C20] / 100" office:value-type="float" office:value="656.95455" calcext:value-type="float">
            <text:p>656.95455</text:p>
          </table:table-cell>
          <table:table-cell table:formula="of:=[.$B20] * [.D20] / 100" office:value-type="float" office:value="412.24767" calcext:value-type="float">
            <text:p>412.24767</text:p>
          </table:table-cell>
          <table:table-cell table:style-name="ce6" table:formula="of:=[.$B20] * [.E20] / 100" office:value-type="float" office:value="1155.40578" calcext:value-type="float">
            <text:p>1155.40578</text:p>
          </table:table-cell>
          <table:table-cell table:style-name="ce6" table:formula="of:=[.$B20] * [.F20] / 100" office:value-type="float" office:value="202.99548" calcext:value-type="float">
            <text:p>202.99548</text:p>
          </table:table-cell>
          <table:table-cell table:style-name="ce6" table:formula="of:=[.$B20] * [.G20] / 100" office:value-type="float" office:value="0" calcext:value-type="float">
            <text:p>0</text:p>
          </table:table-cell>
          <table:table-cell table:formula="of:=[.$B20] * [.H20] / 100" office:value-type="float" office:value="4521.51576" calcext:value-type="float">
            <text:p>4521.51576</text:p>
          </table:table-cell>
          <table:table-cell table:style-name="ce7"/>
          <table:table-cell table:number-columns-repeated="1006"/>
        </table:table-row>
        <table:table-row table:style-name="ro3">
          <table:table-cell table:style-name="ce2" office:value-type="string" calcext:value-type="string">
            <text:p>Polonia</text:p>
          </table:table-cell>
          <table:table-cell table:style-name="ce7" office:value-type="float" office:value="13357.7" calcext:value-type="float">
            <text:p>13357.7</text:p>
          </table:table-cell>
          <table:table-cell office:value-type="float" office:value="38.02" calcext:value-type="float">
            <text:p>38.02</text:p>
          </table:table-cell>
          <table:table-cell table:style-name="ce7" office:value-type="float" office:value="59.78" calcext:value-type="float">
            <text:p>59.78</text:p>
          </table:table-cell>
          <table:table-cell table:style-name="ce7" office:value-type="float" office:value="1.25" calcext:value-type="float">
            <text:p>1.25</text:p>
          </table:table-cell>
          <table:table-cell table:style-name="ce7" office:value-type="float" office:value="0.51" calcext:value-type="float">
            <text:p>0.5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0.22" calcext:value-type="float">
            <text:p>0.22</text:p>
          </table:table-cell>
          <table:table-cell table:formula="of:=[.$B21] * [.C21] / 100" office:value-type="float" office:value="5078.59754" calcext:value-type="float">
            <text:p>5078.59754</text:p>
          </table:table-cell>
          <table:table-cell table:formula="of:=[.$B21] * [.D21] / 100" office:value-type="float" office:value="7985.23306" calcext:value-type="float">
            <text:p>7985.23306</text:p>
          </table:table-cell>
          <table:table-cell table:style-name="ce6" table:formula="of:=[.$B21] * [.E21] / 100" office:value-type="float" office:value="166.97125" calcext:value-type="float">
            <text:p>166.97125</text:p>
          </table:table-cell>
          <table:table-cell table:style-name="ce6" table:formula="of:=[.$B21] * [.F21] / 100" office:value-type="float" office:value="68.12427" calcext:value-type="float">
            <text:p>68.12427</text:p>
          </table:table-cell>
          <table:table-cell table:style-name="ce6" table:formula="of:=[.$B21] * [.G21] / 100" office:value-type="float" office:value="26.7154" calcext:value-type="float">
            <text:p>26.7154</text:p>
          </table:table-cell>
          <table:table-cell table:formula="of:=[.$B21] * [.H21] / 100" office:value-type="float" office:value="29.38694" calcext:value-type="float">
            <text:p>29.38694</text:p>
          </table:table-cell>
          <table:table-cell table:style-name="ce7"/>
          <table:table-cell table:number-columns-repeated="1006"/>
        </table:table-row>
        <table:table-row table:style-name="ro3">
          <table:table-cell table:style-name="ce2" office:value-type="string" calcext:value-type="string">
            <text:p>Lituania</text:p>
          </table:table-cell>
          <table:table-cell table:style-name="ce7" office:value-type="float" office:value="877.2" calcext:value-type="float">
            <text:p>877.2</text:p>
          </table:table-cell>
          <table:table-cell office:value-type="float" office:value="60.23" calcext:value-type="float">
            <text:p>60.23</text:p>
          </table:table-cell>
          <table:table-cell table:style-name="ce7" office:value-type="float" office:value="22.56" calcext:value-type="float">
            <text:p>22.56</text:p>
          </table:table-cell>
          <table:table-cell table:style-name="ce7" office:value-type="float" office:value="11.28" calcext:value-type="float">
            <text:p>11.28</text:p>
          </table:table-cell>
          <table:table-cell table:style-name="ce7" office:value-type="float" office:value="4.71" calcext:value-type="float">
            <text:p>4.71</text:p>
          </table:table-cell>
          <table:table-cell table:style-name="ce7" office:value-type="float" office:value="0.04" calcext:value-type="float">
            <text:p>0.04</text:p>
          </table:table-cell>
          <table:table-cell table:style-name="ce7" office:value-type="float" office:value="1.17" calcext:value-type="float">
            <text:p>1.17</text:p>
          </table:table-cell>
          <table:table-cell table:formula="of:=[.$B22] * [.C22] / 100" office:value-type="float" office:value="528.33756" calcext:value-type="float">
            <text:p>528.33756</text:p>
          </table:table-cell>
          <table:table-cell table:formula="of:=[.$B22] * [.D22] / 100" office:value-type="float" office:value="197.89632" calcext:value-type="float">
            <text:p>197.89632</text:p>
          </table:table-cell>
          <table:table-cell table:style-name="ce6" table:formula="of:=[.$B22] * [.E22] / 100" office:value-type="float" office:value="98.94816" calcext:value-type="float">
            <text:p>98.94816</text:p>
          </table:table-cell>
          <table:table-cell table:style-name="ce6" table:formula="of:=[.$B22] * [.F22] / 100" office:value-type="float" office:value="41.31612" calcext:value-type="float">
            <text:p>41.31612</text:p>
          </table:table-cell>
          <table:table-cell table:style-name="ce6" table:formula="of:=[.$B22] * [.G22] / 100" office:value-type="float" office:value="0.35088" calcext:value-type="float">
            <text:p>0.35088</text:p>
          </table:table-cell>
          <table:table-cell table:formula="of:=[.$B22] * [.H22] / 100" office:value-type="float" office:value="10.26324" calcext:value-type="float">
            <text:p>10.26324</text:p>
          </table:table-cell>
          <table:table-cell table:style-name="ce7"/>
          <table:table-cell table:number-columns-repeated="1006"/>
        </table:table-row>
        <table:table-row table:style-name="ro3">
          <table:table-cell table:style-name="ce2" office:value-type="string" calcext:value-type="string">
            <text:p>Letonia</text:p>
          </table:table-cell>
          <table:table-cell table:style-name="ce7" office:value-type="float" office:value="981.6" calcext:value-type="float">
            <text:p>981.6</text:p>
          </table:table-cell>
          <table:table-cell office:value-type="float" office:value="25.84" calcext:value-type="float">
            <text:p>25.84</text:p>
          </table:table-cell>
          <table:table-cell table:style-name="ce7" office:value-type="float" office:value="67.54" calcext:value-type="float">
            <text:p>67.54</text:p>
          </table:table-cell>
          <table:table-cell table:style-name="ce7" office:value-type="float" office:value="4.88" calcext:value-type="float">
            <text:p>4.88</text:p>
          </table:table-cell>
          <table:table-cell table:style-name="ce7" office:value-type="float" office:value="0.77" calcext:value-type="float">
            <text:p>0.77</text:p>
          </table:table-cell>
          <table:table-cell table:style-name="ce7" office:value-type="float" office:value="0.02" calcext:value-type="float">
            <text:p>0.02</text:p>
          </table:table-cell>
          <table:table-cell table:style-name="ce7" office:value-type="float" office:value="0.95" calcext:value-type="float">
            <text:p>0.95</text:p>
          </table:table-cell>
          <table:table-cell table:formula="of:=[.$B23] * [.C23] / 100" office:value-type="float" office:value="253.64544" calcext:value-type="float">
            <text:p>253.64544</text:p>
          </table:table-cell>
          <table:table-cell table:formula="of:=[.$B23] * [.D23] / 100" office:value-type="float" office:value="662.97264" calcext:value-type="float">
            <text:p>662.97264</text:p>
          </table:table-cell>
          <table:table-cell table:style-name="ce6" table:formula="of:=[.$B23] * [.E23] / 100" office:value-type="float" office:value="47.90208" calcext:value-type="float">
            <text:p>47.90208</text:p>
          </table:table-cell>
          <table:table-cell table:style-name="ce6" table:formula="of:=[.$B23] * [.F23] / 100" office:value-type="float" office:value="7.55832" calcext:value-type="float">
            <text:p>7.55832</text:p>
          </table:table-cell>
          <table:table-cell table:style-name="ce6" table:formula="of:=[.$B23] * [.G23] / 100" office:value-type="float" office:value="0.19632" calcext:value-type="float">
            <text:p>0.19632</text:p>
          </table:table-cell>
          <table:table-cell table:formula="of:=[.$B23] * [.H23] / 100" office:value-type="float" office:value="9.3252" calcext:value-type="float">
            <text:p>9.3252</text:p>
          </table:table-cell>
          <table:table-cell table:style-name="ce7"/>
          <table:table-cell table:number-columns-repeated="1006"/>
        </table:table-row>
        <table:table-row table:style-name="ro3">
          <table:table-cell table:style-name="ce2" office:value-type="string" calcext:value-type="string">
            <text:p>Estonia</text:p>
          </table:table-cell>
          <table:table-cell table:style-name="ce7" office:value-type="float" office:value="442.6" calcext:value-type="float">
            <text:p>442.6</text:p>
          </table:table-cell>
          <table:table-cell office:value-type="float" office:value="41.04" calcext:value-type="float">
            <text:p>41.04</text:p>
          </table:table-cell>
          <table:table-cell table:style-name="ce7" office:value-type="float" office:value="34.97" calcext:value-type="float">
            <text:p>34.97</text:p>
          </table:table-cell>
          <table:table-cell table:style-name="ce7" office:value-type="float" office:value="12.06" calcext:value-type="float">
            <text:p>12.06</text:p>
          </table:table-cell>
          <table:table-cell table:style-name="ce7" office:value-type="float" office:value="9.84" calcext:value-type="float">
            <text:p>9.84</text:p>
          </table:table-cell>
          <table:table-cell table:style-name="ce7" office:value-type="float" office:value="0.14" calcext:value-type="float">
            <text:p>0.14</text:p>
          </table:table-cell>
          <table:table-cell table:style-name="ce7" office:value-type="float" office:value="1.95" calcext:value-type="float">
            <text:p>1.95</text:p>
          </table:table-cell>
          <table:table-cell table:formula="of:=[.$B24] * [.C24] / 100" office:value-type="float" office:value="181.64304" calcext:value-type="float">
            <text:p>181.64304</text:p>
          </table:table-cell>
          <table:table-cell table:formula="of:=[.$B24] * [.D24] / 100" office:value-type="float" office:value="154.77722" calcext:value-type="float">
            <text:p>154.77722</text:p>
          </table:table-cell>
          <table:table-cell table:style-name="ce6" table:formula="of:=[.$B24] * [.E24] / 100" office:value-type="float" office:value="53.37756" calcext:value-type="float">
            <text:p>53.37756</text:p>
          </table:table-cell>
          <table:table-cell table:style-name="ce6" table:formula="of:=[.$B24] * [.F24] / 100" office:value-type="float" office:value="43.55184" calcext:value-type="float">
            <text:p>43.55184</text:p>
          </table:table-cell>
          <table:table-cell table:style-name="ce6" table:formula="of:=[.$B24] * [.G24] / 100" office:value-type="float" office:value="0.61964" calcext:value-type="float">
            <text:p>0.61964</text:p>
          </table:table-cell>
          <table:table-cell table:formula="of:=[.$B24] * [.H24] / 100" office:value-type="float" office:value="8.6307" calcext:value-type="float">
            <text:p>8.6307</text:p>
          </table:table-cell>
          <table:table-cell table:style-name="ce7"/>
          <table:table-cell table:number-columns-repeated="1006"/>
        </table:table-row>
        <table:table-row table:style-name="ro3">
          <table:table-cell table:style-name="ce2" office:value-type="string" calcext:value-type="string">
            <text:p>Finlandia</text:p>
          </table:table-cell>
          <table:table-cell table:style-name="ce7" office:value-type="float" office:value="1330" calcext:value-type="float">
            <text:p>1330</text:p>
          </table:table-cell>
          <table:table-cell office:value-type="float" office:value="72.21" calcext:value-type="float">
            <text:p>72.21</text:p>
          </table:table-cell>
          <table:table-cell table:style-name="ce7" office:value-type="float" office:value="8.03" calcext:value-type="float">
            <text:p>8.03</text:p>
          </table:table-cell>
          <table:table-cell table:style-name="ce7" office:value-type="float" office:value="15.67" calcext:value-type="float">
            <text:p>15.67</text:p>
          </table:table-cell>
          <table:table-cell table:style-name="ce7" office:value-type="float" office:value="1.62" calcext:value-type="float">
            <text:p>1.6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27" calcext:value-type="float">
            <text:p>2.27</text:p>
          </table:table-cell>
          <table:table-cell table:formula="of:=[.$B25] * [.C25] / 100" office:value-type="float" office:value="960.393" calcext:value-type="float">
            <text:p>960.393</text:p>
          </table:table-cell>
          <table:table-cell table:formula="of:=[.$B25] * [.D25] / 100" office:value-type="float" office:value="106.799" calcext:value-type="float">
            <text:p>106.799</text:p>
          </table:table-cell>
          <table:table-cell table:style-name="ce6" table:formula="of:=[.$B25] * [.E25] / 100" office:value-type="float" office:value="208.411" calcext:value-type="float">
            <text:p>208.411</text:p>
          </table:table-cell>
          <table:table-cell table:style-name="ce6" table:formula="of:=[.$B25] * [.F25] / 100" office:value-type="float" office:value="21.546" calcext:value-type="float">
            <text:p>21.546</text:p>
          </table:table-cell>
          <table:table-cell table:style-name="ce6" table:formula="of:=[.$B25] * [.G25] / 100" office:value-type="float" office:value="0" calcext:value-type="float">
            <text:p>0</text:p>
          </table:table-cell>
          <table:table-cell table:formula="of:=[.$B25] * [.H25] / 100" office:value-type="float" office:value="30.191" calcext:value-type="float">
            <text:p>30.191</text:p>
          </table:table-cell>
          <table:table-cell table:style-name="ce7"/>
          <table:table-cell table:number-columns-repeated="1006"/>
        </table:table-row>
        <table:table-row table:style-name="ro3">
          <table:table-cell table:style-name="ce2" office:value-type="string" calcext:value-type="string">
            <text:p>Suecia</text:p>
          </table:table-cell>
          <table:table-cell table:style-name="ce7" office:value-type="float" office:value="1467.7" calcext:value-type="float">
            <text:p>1467.7</text:p>
          </table:table-cell>
          <table:table-cell office:value-type="float" office:value="61.59" calcext:value-type="float">
            <text:p>61.59</text:p>
          </table:table-cell>
          <table:table-cell table:style-name="ce7" office:value-type="float" office:value="9.54" calcext:value-type="float">
            <text:p>9.54</text:p>
          </table:table-cell>
          <table:table-cell table:style-name="ce7" office:value-type="float" office:value="20.34" calcext:value-type="float">
            <text:p>20.34</text:p>
          </table:table-cell>
          <table:table-cell table:style-name="ce7" office:value-type="float" office:value="6.17" calcext:value-type="float">
            <text:p>6.1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36" calcext:value-type="float">
            <text:p>2.36</text:p>
          </table:table-cell>
          <table:table-cell table:formula="of:=[.$B26] * [.C26] / 100" office:value-type="float" office:value="903.95643" calcext:value-type="float">
            <text:p>903.95643</text:p>
          </table:table-cell>
          <table:table-cell table:formula="of:=[.$B26] * [.D26] / 100" office:value-type="float" office:value="140.01858" calcext:value-type="float">
            <text:p>140.01858</text:p>
          </table:table-cell>
          <table:table-cell table:style-name="ce6" table:formula="of:=[.$B26] * [.E26] / 100" office:value-type="float" office:value="298.53018" calcext:value-type="float">
            <text:p>298.53018</text:p>
          </table:table-cell>
          <table:table-cell table:style-name="ce6" table:formula="of:=[.$B26] * [.F26] / 100" office:value-type="float" office:value="90.55709" calcext:value-type="float">
            <text:p>90.55709</text:p>
          </table:table-cell>
          <table:table-cell table:style-name="ce6" table:formula="of:=[.$B26] * [.G26] / 100" office:value-type="float" office:value="0" calcext:value-type="float">
            <text:p>0</text:p>
          </table:table-cell>
          <table:table-cell table:formula="of:=[.$B26] * [.H26] / 100" office:value-type="float" office:value="34.63772" calcext:value-type="float">
            <text:p>34.63772</text:p>
          </table:table-cell>
          <table:table-cell table:style-name="ce7"/>
          <table:table-cell table:number-columns-repeated="1006"/>
        </table:table-row>
        <table:table-row table:style-name="ro3">
          <table:table-cell table:style-name="ce2" office:value-type="string" calcext:value-type="string">
            <text:p>Rep. Checa</text:p>
          </table:table-cell>
          <table:table-cell table:style-name="ce7" office:value-type="float" office:value="4377.2" calcext:value-type="float">
            <text:p>4377.2</text:p>
          </table:table-cell>
          <table:table-cell office:value-type="float" office:value="16.11" calcext:value-type="float">
            <text:p>16.11</text:p>
          </table:table-cell>
          <table:table-cell table:style-name="ce7" office:value-type="float" office:value="82.1" calcext:value-type="float">
            <text:p>82.1</text:p>
          </table:table-cell>
          <table:table-cell table:style-name="ce7" office:value-type="float" office:value="1.47" calcext:value-type="float">
            <text:p>1.47</text:p>
          </table:table-cell>
          <table:table-cell table:style-name="ce7" office:value-type="float" office:value="0.09" calcext:value-type="float">
            <text:p>0.09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0.21" calcext:value-type="float">
            <text:p>0.21</text:p>
          </table:table-cell>
          <table:table-cell table:formula="of:=[.$B27] * [.C27] / 100" office:value-type="float" office:value="705.16692" calcext:value-type="float">
            <text:p>705.16692</text:p>
          </table:table-cell>
          <table:table-cell table:formula="of:=[.$B27] * [.D27] / 100" office:value-type="float" office:value="3593.6812" calcext:value-type="float">
            <text:p>3593.6812</text:p>
          </table:table-cell>
          <table:table-cell table:style-name="ce6" table:formula="of:=[.$B27] * [.E27] / 100" office:value-type="float" office:value="64.34484" calcext:value-type="float">
            <text:p>64.34484</text:p>
          </table:table-cell>
          <table:table-cell table:style-name="ce6" table:formula="of:=[.$B27] * [.F27] / 100" office:value-type="float" office:value="3.93948" calcext:value-type="float">
            <text:p>3.93948</text:p>
          </table:table-cell>
          <table:table-cell table:style-name="ce6" table:formula="of:=[.$B27] * [.G27] / 100" office:value-type="float" office:value="0.43772" calcext:value-type="float">
            <text:p>0.43772</text:p>
          </table:table-cell>
          <table:table-cell table:formula="of:=[.$B27] * [.H27] / 100" office:value-type="float" office:value="9.19212" calcext:value-type="float">
            <text:p>9.19212</text:p>
          </table:table-cell>
          <table:table-cell table:style-name="ce7"/>
          <table:table-cell table:number-columns-repeated="1006"/>
        </table:table-row>
        <table:table-row table:style-name="ro3">
          <table:table-cell table:style-name="ce2" office:value-type="string" calcext:value-type="string">
            <text:p>Eslovaquia</text:p>
          </table:table-cell>
          <table:table-cell table:style-name="ce7" office:value-type="float" office:value="3734.8" calcext:value-type="float">
            <text:p>3734.8</text:p>
          </table:table-cell>
          <table:table-cell office:value-type="float" office:value="15.17" calcext:value-type="float">
            <text:p>15.17</text:p>
          </table:table-cell>
          <table:table-cell table:style-name="ce7" office:value-type="float" office:value="82.64" calcext:value-type="float">
            <text:p>82.64</text:p>
          </table:table-cell>
          <table:table-cell table:style-name="ce7" office:value-type="float" office:value="1.65" calcext:value-type="float">
            <text:p>1.65</text:p>
          </table:table-cell>
          <table:table-cell table:style-name="ce7" office:value-type="float" office:value="0.24" calcext:value-type="float">
            <text:p>0.24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0.29" calcext:value-type="float">
            <text:p>0.29</text:p>
          </table:table-cell>
          <table:table-cell table:formula="of:=[.$B28] * [.C28] / 100" office:value-type="float" office:value="566.56916" calcext:value-type="float">
            <text:p>566.56916</text:p>
          </table:table-cell>
          <table:table-cell table:formula="of:=[.$B28] * [.D28] / 100" office:value-type="float" office:value="3086.43872" calcext:value-type="float">
            <text:p>3086.43872</text:p>
          </table:table-cell>
          <table:table-cell table:style-name="ce6" table:formula="of:=[.$B28] * [.E28] / 100" office:value-type="float" office:value="61.6242" calcext:value-type="float">
            <text:p>61.6242</text:p>
          </table:table-cell>
          <table:table-cell table:style-name="ce6" table:formula="of:=[.$B28] * [.F28] / 100" office:value-type="float" office:value="8.96352" calcext:value-type="float">
            <text:p>8.96352</text:p>
          </table:table-cell>
          <table:table-cell table:style-name="ce6" table:formula="of:=[.$B28] * [.G28] / 100" office:value-type="float" office:value="0.37348" calcext:value-type="float">
            <text:p>0.37348</text:p>
          </table:table-cell>
          <table:table-cell table:formula="of:=[.$B28] * [.H28] / 100" office:value-type="float" office:value="10.83092" calcext:value-type="float">
            <text:p>10.83092</text:p>
          </table:table-cell>
          <table:table-cell table:number-columns-repeated="1007"/>
        </table:table-row>
        <table:table-row table:style-name="ro4" table:number-rows-repeated="1048547">
          <table:table-cell table:number-columns-repeated="1021"/>
        </table:table-row>
        <table:table-row table:style-name="ro4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 </meta:initial-creator>
    <meta:creation-date>2017-05-25T00:56:53.069857617</meta:creation-date>
    <dc:date>2017-05-25T02:21:20.579203963</dc:date>
    <dc:creator>z </dc:creator>
    <meta:editing-duration>PT47M44S</meta:editing-duration>
    <meta:editing-cycles>6</meta:editing-cycles>
    <meta:generator>LibreOffice/5.0.3.2$Linux_X86_64 LibreOffice_project/00m0$Build-2</meta:generator>
    <meta:document-statistic meta:table-count="1" meta:cell-count="391" meta:object-count="0"/>
  </office:meta>
</office:document-meta>
</file>